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18.66mm"/>
    </style:style>
    <style:style style:name="co6" style:family="table-column">
      <style:table-column-properties fo:break-before="auto" style:column-width="13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ietnam’s national power system, 31/12/2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 : EVN Annual report 2016, pages 12-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stalled capacity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1" office:value-type="string" calcext:value-type="string">
            <text:p>EVN</text:p>
          </table:table-cell>
          <table:table-cell table:style-name="ce1" office:value-type="string" calcext:value-type="string">
            <text:p>GENCO 1</text:p>
          </table:table-cell>
          <table:table-cell table:style-name="ce1" office:value-type="string" calcext:value-type="string">
            <text:p>GENCO 2</text:p>
          </table:table-cell>
          <table:table-cell table:style-name="ce1" office:value-type="string" calcext:value-type="string">
            <text:p>GENCO 3</text:p>
          </table:table-cell>
          <table:table-cell table:style-name="ce1"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Hydropower ≥ 30MW</text:p>
          </table:table-cell>
          <table:table-cell table:formula="of:=SUM([.C6:.G6])" office:value-type="float" office:value="14636" calcext:value-type="float">
            <text:p>14636</text:p>
          </table:table-cell>
          <table:table-cell office:value-type="float" office:value="7122" calcext:value-type="float">
            <text:p>7122</text:p>
          </table:table-cell>
          <table:table-cell office:value-type="float" office:value="1965" calcext:value-type="float">
            <text:p>1965</text:p>
          </table:table-cell>
          <table:table-cell office:value-type="float" office:value="973" calcext:value-type="float">
            <text:p>973</text:p>
          </table:table-cell>
          <table:table-cell office:value-type="float" office:value="1102" calcext:value-type="float">
            <text:p>1102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style-name="ce1" office:value-type="string" calcext:value-type="string">
            <text:p>Coal fired power</text:p>
          </table:table-cell>
          <table:table-cell table:formula="of:=SUM([.C7:.G7])" office:value-type="float" office:value="12903" calcext:value-type="float">
            <text:p>12903</text:p>
          </table:table-cell>
          <table:table-cell office:value-type="float" office:value="600" calcext:value-type="float">
            <text:p>600</text:p>
          </table:table-cell>
          <table:table-cell office:value-type="float" office:value="3179" calcext:value-type="float">
            <text:p>3179</text:p>
          </table:table-cell>
          <table:table-cell office:value-type="float" office:value="2240" calcext:value-type="float">
            <text:p>2240</text:p>
          </table:table-cell>
          <table:table-cell office:value-type="float" office:value="2424" calcext:value-type="float">
            <text:p>242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1" office:value-type="string" calcext:value-type="string">
            <text:p>Oil fired power</text:p>
          </table:table-cell>
          <table:table-cell table:formula="of:=SUM([.C8:.G8])"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style-name="ce1" office:value-type="string" calcext:value-type="string">
            <text:p>Oil fired gas turbines</text:p>
          </table:table-cell>
          <table:table-cell table:formula="of:=SUM([.C9:.G9])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s fired power</text:p>
          </table:table-cell>
          <table:table-cell table:formula="of:=SUM([.C10:.G10])" office:value-type="float" office:value="7734" calcext:value-type="float">
            <text:p>7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2851" calcext:value-type="float">
            <text:p>2851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table:style-name="ce1" office:value-type="string" calcext:value-type="string">
            <text:p>Wind power</text:p>
          </table:table-cell>
          <table:table-cell table:formula="of:=SUM([.C11:.G11])"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Small hydropower &lt;30MW</text:p>
          </table:table-cell>
          <table:table-cell table:formula="of:=SUM([.C12:.G12])" office:value-type="float" office:value="1949" calcext:value-type="float">
            <text:p>19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08+787+154" office:value-type="float" office:value="1949" calcext:value-type="float">
            <text:p>1949</text:p>
          </table:table-cell>
        </table:table-row>
        <table:table-row table:style-name="ro1">
          <table:table-cell table:style-name="ce1" office:value-type="string" calcext:value-type="string">
            <text:p>Biomass</text:p>
          </table:table-cell>
          <table:table-cell table:formula="of:=SUM([.C13:.G13])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2+20+8+11+6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formula="of:=SUM([.B6:.B13])" office:value-type="float" office:value="38553" calcext:value-type="float">
            <text:p>38553</text:p>
          </table:table-cell>
          <table:table-cell table:formula="of:=SUM([.C6:.C13])" office:value-type="float" office:value="7722" calcext:value-type="float">
            <text:p>7722</text:p>
          </table:table-cell>
          <table:table-cell table:formula="of:=SUM([.D6:.D13])" office:value-type="float" office:value="5144" calcext:value-type="float">
            <text:p>5144</text:p>
          </table:table-cell>
          <table:table-cell table:formula="of:=SUM([.E6:.E13])" office:value-type="float" office:value="4337" calcext:value-type="float">
            <text:p>4337</text:p>
          </table:table-cell>
          <table:table-cell table:formula="of:=SUM([.F6:.F13])" office:value-type="float" office:value="6377" calcext:value-type="float">
            <text:p>6377</text:p>
          </table:table-cell>
          <table:table-cell table:formula="of:=SUM([.G6:.G13])" office:value-type="float" office:value="14973" calcext:value-type="float">
            <text:p>149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oherence with table page 1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o</text:p>
          </table:table-cell>
          <table:table-cell table:formula="of:=[.B6]" office:value-type="float" office:value="14636" calcext:value-type="float">
            <text:p>1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al</text:p>
          </table:table-cell>
          <table:table-cell table:formula="of:=[.B7]" office:value-type="float" office:value="12903" calcext:value-type="float">
            <text:p>12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</text:p>
          </table:table-cell>
          <table:table-cell table:formula="of:=[.B8]"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</text:p>
          </table:table-cell>
          <table:table-cell table:formula="of:=[.B10]+[.B9]" office:value-type="float" office:value="7998" calcext:value-type="float">
            <text:p>7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ewable</text:p>
          </table:table-cell>
          <table:table-cell table:formula="of:=[.B11]+[.B12]+[.B13]" office:value-type="float" office:value="2141" calcext:value-type="float">
            <text:p>2141</text:p>
          </table:table-cell>
          <table:table-cell office:value-type="string" calcext:value-type="string">
            <text:p>EVN table mentions diesel her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8:.B20])" office:value-type="float" office:value="21776" calcext:value-type="float">
            <text:p>217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The power production by fuel type stacked bar graph on page 20 has no numbers:(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8:57:00.057505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8:06:18.478697665</meta:creation-date>
    <dc:date>2017-05-03T19:06:59.005334075</dc:date>
    <meta:editing-duration>PT19M32S</meta:editing-duration>
    <meta:editing-cycles>3</meta:editing-cycles>
    <meta:generator>LibreOffice/5.1.6.2$Linux_X86_64 LibreOffice_project/10m0$Build-2</meta:generator>
    <meta:document-statistic meta:table-count="2" meta:cell-count="87" meta:object-count="0"/>
  </office:meta>
</office:document-meta>
</file>